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StringVisitor.startN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Visitor.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endN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start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sta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unknown( Request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attributes(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StringVisitor.pathExtension(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StringVisitor.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method( Set &lt; HttpMethod &gt;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StringVisitor.route( RequestPredicate predicate , HandlerFunction &lt; ?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Visitor.path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end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startNested( Request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Visitor.resources( Function &lt; ServerRequest , Mono &lt; Resource &gt; &gt; lookup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Visitor.unknown(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Visitor.end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queryParam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endNested( Request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